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2.4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ime to land (S)</text:p>
          </table:table-cell>
          <table:table-cell office:value-type="string" calcext:value-type="string">
            <text:p>Accuracy (m)</text:p>
          </table:table-cell>
          <table:table-cell office:value-type="string" calcext:value-type="string">
            <text:p>Accuracy (hand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eason for fail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ind</text:p>
          </table:table-cell>
          <table:table-cell/>
        </table:table-row>
        <table:table-row table:style-name="ro1">
          <table:table-cell table:style-name="ce1" office:value-type="string" calcext:value-type="string">
            <text:p>Pau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Video system quit and had to be rebooted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Ky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idn't see fiducial when above it – this was due to bright sunlight and a washed out fiducial. Changing fiducials fixed this</text:p>
          </table:table-cell>
          <table:table-cell/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3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2.5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ped low several times while landing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3.5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ped low when going to 2m waypoint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16 inch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ped low several times while landing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5 han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 battery, crashed while trying to land because it was dipping</text:p>
          </table:table-cell>
          <table:table-cell/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6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ping a lot on landing, crashed into ground several times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5.5 hands</text:p>
          </table:table-cell>
          <table:table-cell table:number-columns-repeated="2"/>
          <table:table-cell office:value-type="string" calcext:value-type="string">
            <text:p>Dipping a lot on landing, crashed into ground several times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alificen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8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emed lower than it should b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4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nd was low during the tak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3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ped low once and crashed into ground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1.5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ar perfect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ar_pose froz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2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nded with leg on fiducial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1.5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nded with leg on fiducial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2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nd blew it from way off directly onto the platfor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ri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9 ha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fted off at the last second, inexplicabl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8.5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fted off at the last second, inexplicabl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7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fted off at the last second, inexplicabl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9.5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fted off at the last second, inexplicabl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6.3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5.5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4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ime to land (S)</text:p>
          </table:table-cell>
          <table:table-cell office:value-type="string" calcext:value-type="string">
            <text:p>Accuracy (m)</text:p>
          </table:table-cell>
          <table:table-cell office:value-type="string" calcext:value-type="string">
            <text:p>Accuracy (hand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eason for fail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aypoint heigh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couldn't continuously see fiducial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.83" calcext:value-type="float">
            <text:p>1.83</text:p>
          </table:table-cell>
          <table:table-cell office:value-type="string" calcext:value-type="string">
            <text:p>8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ldn't go down from high up for a long time, crashed on landing</text:p>
          </table:table-cell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We think the wind was pushing the quadcopter enough that it reached a constant error – the quadcotper just hung in space for a long time before we took control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hought it had finished landing when it was way up in the air, returned control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Hung up top for a long time, could see the fiducial, never came down. We took control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ee code the right. The code was sending commands but the quadcopter just hung in spac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INFO] [WallTime: 1429994541.686983] Sending RC Comman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[INFO] [WallTime: 1429994541.687308] 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table:style-name="ce2" office:value-type="string" calcext:value-type="string">
            <text:p>Paul straight from RC</text:p>
          </table:table-cell>
          <table:table-cell table:number-columns-repeated="9"/>
          <table:table-cell office:value-type="string" calcext:value-type="string">
            <text:p>[INFO] [WallTime: 1429994541.687497] 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2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[INFO] [WallTime: 1429994541.687713] 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4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sending rc comman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2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[INFO] [WallTime: 1429994541.788332] Sending RC Comman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Lost sight of the fiducial, finished its landing and we took control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[INFO] [WallTime: 1429994541.788652] 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1 ha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[INFO] [WallTime: 1429994541.788932] 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6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[INFO] [WallTime: 1429994541.789107] 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5.5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/High</text:p>
          </table:table-cell>
          <table:table-cell table:number-columns-repeated="2"/>
          <table:table-cell office:value-type="string" calcext:value-type="string">
            <text:p>sending rc comma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5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[INFO] [WallTime: 1429994541.889715] Sending RC Comman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Wind picked up and the quadcopter oscillated until it was out of the screen</text:p>
          </table:table-cell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[INFO] [WallTime: 1429994541.890141] 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Oscillated until failure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[INFO] [WallTime: 1429994541.890319] 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2.5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[INFO] [WallTime: 1429994541.890487] 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tarted a bit high, a bit off-center, and with a gust of wind at the beginning</text:p>
          </table:table-cell>
          <table:table-cell/>
          <table:table-cell office:value-type="string" calcext:value-type="string">
            <text:p>Medium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2.75 h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 nearly right above the site when started</text:p>
          </table:table-cell>
          <table:table-cell/>
          <table:table-cell office:value-type="string" calcext:value-type="string">
            <text:p>Medium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Wind gusts knocked it off high up</text:p>
          </table:table-cell>
          <table:table-cell/>
          <table:table-cell office:value-type="string" calcext:value-type="string">
            <text:p>Medium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tarted a bit off, circled and oscillated until out of view</text:p>
          </table:table-cell>
          <table:table-cell/>
          <table:table-cell office:value-type="string" calcext:value-type="string">
            <text:p>Mediu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11:56:10.758278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0:10:06.573783254</meta:creation-date>
    <dc:date>2015-04-29T11:58:16.834082809</dc:date>
    <meta:editing-duration>PT4H6M50S</meta:editing-duration>
    <meta:editing-cycles>12</meta:editing-cycles>
    <meta:generator>LibreOffice/4.2.7.2$Linux_X86_64 LibreOffice_project/420m0$Build-2</meta:generator>
    <meta:document-statistic meta:table-count="2" meta:cell-count="309" meta:object-count="0"/>
  </office:meta>
</office:document-meta>
</file>